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ESUS TRINIDAD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OJAS LOPEZ, GERARDO ANTON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ILLEGAS CASTILLO, VIOLE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135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2:00:2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